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fded" officeooo:paragraph-rsid="0016fded"/>
    </style:style>
    <style:style style:name="P2" style:family="paragraph" style:parent-style-name="Standard" style:list-style-name="L2">
      <style:text-properties officeooo:rsid="0016fded" officeooo:paragraph-rsid="0016fded"/>
    </style:style>
    <style:style style:name="P3" style:family="paragraph" style:parent-style-name="Standard" style:list-style-name="L2">
      <style:text-properties officeooo:paragraph-rsid="0016fded"/>
    </style:style>
    <style:style style:name="P4" style:family="paragraph" style:parent-style-name="Standard" style:list-style-name="L3">
      <style:text-properties fo:font-weight="bold" officeooo:rsid="0016fded" officeooo:paragraph-rsid="0016fded" style:font-weight-asian="bold" style:font-weight-complex="bold"/>
    </style:style>
    <style:style style:name="P5" style:family="paragraph" style:parent-style-name="Standard" style:list-style-name="L2">
      <style:text-properties fo:font-weight="bold" officeooo:rsid="0016fded" officeooo:paragraph-rsid="0016fded" style:font-weight-asian="bold" style:font-weight-complex="bold"/>
    </style:style>
    <style:style style:name="P6" style:family="paragraph" style:parent-style-name="Standard" style:list-style-name="L3">
      <style:text-properties fo:font-weight="bold" officeooo:rsid="00183872" officeooo:paragraph-rsid="00183872" style:font-weight-asian="bold" style:font-weight-complex="bold"/>
    </style:style>
    <style:style style:name="P7" style:family="paragraph" style:parent-style-name="Standard" style:list-style-name="L3">
      <style:text-properties fo:font-weight="bold" officeooo:rsid="00183872" officeooo:paragraph-rsid="002add61" style:font-weight-asian="bold" style:font-weight-complex="bold"/>
    </style:style>
    <style:style style:name="P8" style:family="paragraph" style:parent-style-name="Standard" style:list-style-name="L3">
      <style:text-properties fo:font-weight="bold" officeooo:rsid="0019bc6c" officeooo:paragraph-rsid="0019bc6c" style:font-weight-asian="bold" style:font-weight-complex="bold"/>
    </style:style>
    <style:style style:name="P9" style:family="paragraph" style:parent-style-name="Standard" style:list-style-name="L3">
      <style:text-properties fo:font-weight="bold" officeooo:rsid="0019bc6c" officeooo:paragraph-rsid="001a9233" style:font-weight-asian="bold" style:font-weight-complex="bold"/>
    </style:style>
    <style:style style:name="P10" style:family="paragraph" style:parent-style-name="Standard" style:list-style-name="L3">
      <style:text-properties fo:font-weight="bold" officeooo:rsid="0019bc6c" officeooo:paragraph-rsid="001fdcd6" style:font-weight-asian="bold" style:font-weight-complex="bold"/>
    </style:style>
    <style:style style:name="P11" style:family="paragraph" style:parent-style-name="Standard" style:list-style-name="L3">
      <style:text-properties fo:font-weight="bold" officeooo:rsid="0019bc6c" officeooo:paragraph-rsid="00203254" style:font-weight-asian="bold" style:font-weight-complex="bold"/>
    </style:style>
    <style:style style:name="P12" style:family="paragraph" style:parent-style-name="Standard">
      <style:text-properties fo:font-weight="bold" officeooo:rsid="0019bc6c" officeooo:paragraph-rsid="00203254" style:font-weight-asian="bold" style:font-weight-complex="bold"/>
    </style:style>
    <style:style style:name="P13" style:family="paragraph" style:parent-style-name="Standard" style:list-style-name="L3">
      <style:text-properties fo:font-weight="bold" officeooo:rsid="001c1065" officeooo:paragraph-rsid="001c1065" style:font-weight-asian="bold" style:font-weight-complex="bold"/>
    </style:style>
    <style:style style:name="P14" style:family="paragraph" style:parent-style-name="Standard" style:list-style-name="L3">
      <style:text-properties fo:font-weight="bold" officeooo:rsid="001e428a" officeooo:paragraph-rsid="001e428a" style:font-weight-asian="bold" style:font-weight-complex="bold"/>
    </style:style>
    <style:style style:name="P15" style:family="paragraph" style:parent-style-name="Standard" style:list-style-name="L3">
      <style:text-properties fo:font-weight="bold" officeooo:rsid="001fdcd6" officeooo:paragraph-rsid="001fdcd6" style:font-weight-asian="bold" style:font-weight-complex="bold"/>
    </style:style>
    <style:style style:name="P16" style:family="paragraph" style:parent-style-name="Standard" style:list-style-name="L3">
      <style:text-properties fo:font-weight="normal" officeooo:rsid="0017c266" officeooo:paragraph-rsid="0017c266" style:font-weight-asian="normal" style:font-weight-complex="normal"/>
    </style:style>
    <style:style style:name="P17" style:family="paragraph" style:parent-style-name="Standard" style:list-style-name="L3">
      <style:text-properties fo:font-weight="normal" officeooo:rsid="00183872" officeooo:paragraph-rsid="00183872" style:font-weight-asian="normal" style:font-weight-complex="normal"/>
    </style:style>
    <style:style style:name="P18" style:family="paragraph" style:parent-style-name="Standard" style:list-style-name="L3">
      <style:text-properties fo:font-weight="normal" officeooo:rsid="00183872" officeooo:paragraph-rsid="0019bc6c" style:font-weight-asian="normal" style:font-weight-complex="normal"/>
    </style:style>
    <style:style style:name="P19" style:family="paragraph" style:parent-style-name="Standard" style:list-style-name="L3">
      <style:text-properties fo:font-weight="normal" officeooo:rsid="0019bc6c" officeooo:paragraph-rsid="0019bc6c" style:font-weight-asian="normal" style:font-weight-complex="normal"/>
    </style:style>
    <style:style style:name="P20" style:family="paragraph" style:parent-style-name="Standard" style:list-style-name="L2">
      <style:text-properties officeooo:rsid="0017c266" officeooo:paragraph-rsid="0017c266"/>
    </style:style>
    <style:style style:name="P21" style:family="paragraph" style:parent-style-name="Standard" style:list-style-name="L4">
      <style:text-properties officeooo:paragraph-rsid="00232eb7"/>
    </style:style>
    <style:style style:name="P22" style:family="paragraph" style:parent-style-name="Standard" style:list-style-name="L4">
      <style:text-properties officeooo:paragraph-rsid="00266b21"/>
    </style:style>
    <style:style style:name="P23" style:family="paragraph" style:parent-style-name="Standard">
      <style:paragraph-properties fo:text-align="center" style:justify-single-word="false"/>
      <style:text-properties officeooo:rsid="002aea9f" officeooo:paragraph-rsid="002aea9f"/>
    </style:style>
    <style:style style:name="P24" style:family="paragraph" style:parent-style-name="Standard">
      <style:paragraph-properties fo:text-align="end" style:justify-single-word="false"/>
      <style:text-properties officeooo:rsid="002aea9f" officeooo:paragraph-rsid="002aea9f"/>
    </style:style>
    <style:style style:name="P25" style:family="paragraph" style:parent-style-name="Standard">
      <style:paragraph-properties fo:text-align="center" style:justify-single-word="false"/>
      <style:text-properties fo:font-size="14pt" officeooo:rsid="002aea9f" officeooo:paragraph-rsid="002aea9f" style:font-size-asian="14pt" style:font-size-complex="14pt"/>
    </style:style>
    <style:style style:name="T1" style:family="text">
      <style:text-properties officeooo:rsid="0016fded"/>
    </style:style>
    <style:style style:name="T2" style:family="text">
      <style:text-properties fo:font-weight="bold" style:font-weight-asian="bold" style:font-weight-complex="bold"/>
    </style:style>
    <style:style style:name="T3" style:family="text">
      <style:text-properties fo:font-weight="bold" officeooo:rsid="0016fded" style:font-weight-asian="bold" style:font-weight-complex="bold"/>
    </style:style>
    <style:style style:name="T4" style:family="text">
      <style:text-properties fo:font-weight="bold" officeooo:rsid="00266b21" style:font-weight-asian="bold" style:font-weight-complex="bold"/>
    </style:style>
    <style:style style:name="T5" style:family="text">
      <style:text-properties fo:font-weight="bold" officeooo:rsid="002add61" style:font-weight-asian="bold" style:font-weight-complex="bold"/>
    </style:style>
    <style:style style:name="T6" style:family="text">
      <style:text-properties officeooo:rsid="0017c266"/>
    </style:style>
    <style:style style:name="T7" style:family="text">
      <style:text-properties officeooo:rsid="00183872"/>
    </style:style>
    <style:style style:name="T8" style:family="text">
      <style:text-properties fo:font-weight="normal" style:font-weight-asian="normal" style:font-weight-complex="normal"/>
    </style:style>
    <style:style style:name="T9" style:family="text">
      <style:text-properties fo:font-weight="normal" officeooo:rsid="00183872" style:font-weight-asian="normal" style:font-weight-complex="normal"/>
    </style:style>
    <style:style style:name="T10" style:family="text">
      <style:text-properties fo:font-weight="normal" officeooo:rsid="0019bc6c" style:font-weight-asian="normal" style:font-weight-complex="normal"/>
    </style:style>
    <style:style style:name="T11" style:family="text">
      <style:text-properties fo:font-weight="normal" officeooo:rsid="001a9233" style:font-weight-asian="normal" style:font-weight-complex="normal"/>
    </style:style>
    <style:style style:name="T12" style:family="text">
      <style:text-properties fo:font-weight="normal" officeooo:rsid="001d373f" style:font-weight-asian="normal" style:font-weight-complex="normal"/>
    </style:style>
    <style:style style:name="T13" style:family="text">
      <style:text-properties fo:font-weight="normal" officeooo:rsid="001fdcd6" style:font-weight-asian="normal" style:font-weight-complex="normal"/>
    </style:style>
    <style:style style:name="T14" style:family="text">
      <style:text-properties fo:font-weight="normal" officeooo:rsid="00203254" style:font-weight-asian="normal" style:font-weight-complex="normal"/>
    </style:style>
    <style:style style:name="T15" style:family="text">
      <style:text-properties fo:font-weight="normal" officeooo:rsid="0022dfa3" style:font-weight-asian="normal" style:font-weight-complex="normal"/>
    </style:style>
    <style:style style:name="T16" style:family="text">
      <style:text-properties fo:font-weight="normal" officeooo:rsid="00232eb7" style:font-weight-asian="normal" style:font-weight-complex="normal"/>
    </style:style>
    <style:style style:name="T17" style:family="text">
      <style:text-properties fo:font-weight="normal" officeooo:rsid="00266b21" style:font-weight-asian="normal" style:font-weight-complex="normal"/>
    </style:style>
    <style:style style:name="T18" style:family="text">
      <style:text-properties fo:font-weight="normal" officeooo:rsid="0028c65b" style:font-weight-asian="normal" style:font-weight-complex="normal"/>
    </style:style>
    <style:style style:name="T19" style:family="text">
      <style:text-properties fo:font-weight="normal" officeooo:rsid="002a0b82" style:font-weight-asian="normal" style:font-weight-complex="normal"/>
    </style:style>
    <style:style style:name="T20" style:family="text">
      <style:text-properties fo:font-weight="normal" officeooo:rsid="002add61" style:font-weight-asian="normal" style:font-weight-complex="normal"/>
    </style:style>
    <style:style style:name="T21" style:family="text">
      <style:text-properties officeooo:rsid="0019bc6c"/>
    </style:style>
    <style:style style:name="T22" style:family="text">
      <style:text-properties officeooo:rsid="001a9233"/>
    </style:style>
    <style:style style:name="T23" style:family="text">
      <style:text-properties officeooo:rsid="001d373f"/>
    </style:style>
    <style:style style:name="T24" style:family="text">
      <style:text-properties officeooo:rsid="0022dfa3"/>
    </style:style>
    <style:style style:name="T25" style:family="text">
      <style:text-properties officeooo:rsid="0028c65b"/>
    </style:style>
    <style:style style:name="T26" style:family="text">
      <style:text-properties officeooo:rsid="002add61"/>
    </style:style>
    <style:style style:name="T27" style:family="text">
      <style:text-properties style:text-position="super 58%"/>
    </style:style>
    <style:style style:name="T28"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2<text:span text:style-name="T27">th</text:span> December, 2025</text:p>
      <text:p text:style-name="P25">PIP Review: Brett Stephens</text:p>
      <text:p text:style-name="P23"/>
      <text:p text:style-name="P1"/>
      <text:p text:style-name="P1">Improvements:</text:p>
      <text:p text:style-name="P1"/>
      <text:list text:style-name="L2">
        <text:list-item>
          <text:p text:style-name="P3"><text:span text:style-name="T3">Communication:</text:span><text:span text:style-name="T1"> </text:span></text:p>
          <text:list>
            <text:list-item>
              <text:p text:style-name="P3"><text:span text:style-name="T1">Continued discussion </text:span><text:span text:style-name="T6">of and engagement</text:span><text:span text:style-name="T1"> </text:span><text:span text:style-name="T6">with</text:span><text:span text:style-name="T1"> technical topics until a mutual understanding of said topic is reached </text:span><text:span text:style-name="T6">among all involved.</text:span><text:span text:style-name="T1"> </text:span></text:p>
            </text:list-item>
            <text:list-item>
              <text:p text:style-name="P20">Clearly articulate what problem I’m solving and what my approach is. Ensure the team is aware of the problem and my approach. Be open to amendments to said approach and adapt quickly/effectively to changes.</text:p>
            </text:list-item>
            <text:list-item>
              <text:p text:style-name="P3"><text:span text:style-name="T25">N</text:span><text:span text:style-name="T6">ot being afraid to push back if appropriate</text:span><text:span text:style-name="T1"> and not retreating from a discussion when ambiguity/</text:span><text:span text:style-name="T6">disagreement is</text:span><text:span text:style-name="T1"> present. </text:span></text:p>
            </text:list-item>
          </text:list>
        </text:list-item>
        <text:list-item>
          <text:p text:style-name="P5">Task Management</text:p>
          <text:list>
            <text:list-item>
              <text:p text:style-name="P20"><text:span text:style-name="T8">Not getting “bogged down” on a particular task (e.g. impedance controller implementation). <text:s/></text:span></text:p>
            </text:list-item>
            <text:list-item>
              <text:p text:style-name="P2">Ability to be <text:span text:style-name="T6">adaptable</text:span>: switch tasks based on high-priority issues <text:span text:style-name="T6">as they arise in real time</text:span></text:p>
            </text:list-item>
            <text:list-item>
              <text:p text:style-name="P2"><text:span text:style-name="T6">M</text:span>inimize <text:span text:style-name="T6">feature </text:span>integration time <text:span text:style-name="T6">and </text:span>thoroughly test feature<text:span text:style-name="T25">s</text:span> before running it on the robot</text:p>
            </text:list-item>
          </text:list>
        </text:list-item>
      </text:list>
      <text:p text:style-name="P1"/>
      <text:p text:style-name="P1">Contributions: <text:span text:style-name="T24">lead the effort for consistent feature testing and develop/facilitate solutions for </text:span><text:span text:style-name="T26">all </text:span><text:span text:style-name="T24">systems-level problem</text:span><text:span text:style-name="T25">s</text:span></text:p>
      <text:p text:style-name="P1"/>
      <text:list xml:id="list3586370714" text:style-name="L3">
        <text:list-item>
          <text:p text:style-name="P4">6/10/2025 – <text:span text:style-name="T21">S</text:span><text:span text:style-name="T9">hop </text:span></text:p>
          <text:list>
            <text:list-item>
              <text:p text:style-name="P16"><text:span text:style-name="T2">Aruco detection API</text:span>: integration API into control and joystick binaries <text:span text:style-name="T7">and debug all integration issues (alpha filtering for state estimates, incorporating multiple </text:span><text:span text:style-name="T26">A</text:span><text:span text:style-name="T7">ruco detections</text:span></text:p>
            </text:list-item>
            <text:list-item>
              <text:p text:style-name="P17">Implement Aruco localization camera calibration and scene configuration (Aruco map)</text:p>
            </text:list-item>
            <text:list-item>
              <text:p text:style-name="P17">Propose integration of Cartographer using ROS (decrease implementation time)</text:p>
            </text:list-item>
          </text:list>
        </text:list-item>
        <text:list-item>
          <text:p text:style-name="P6">13/10/2025 – <text:span text:style-name="T21">S</text:span><text:span text:style-name="T8">hop </text:span></text:p>
          <text:list>
            <text:list-item>
              <text:p text:style-name="P6">­<text:span text:style-name="T8">Advocate for outsourcing the crating of the robot and locate company to provide crate and pack the robot</text:span></text:p>
            </text:list-item>
            <text:list-item>
              <text:p text:style-name="P6"><text:span text:style-name="T8">Logistics for Hamilton</text:span></text:p>
            </text:list-item>
            <text:list-item>
              <text:p text:style-name="P7">UR control box setup for the shop (VPN, on/off switch, e-stop and dead-man switch)</text:p>
            </text:list-item>
          </text:list>
        </text:list-item>
        <text:list-item>
          <text:p text:style-name="P6">20/10/2025<text:span text:style-name="T8"> – </text:span><text:span text:style-name="T10">Hamilton</text:span></text:p>
          <text:list>
            <text:list-item>
              <text:p text:style-name="P18"><text:span text:style-name="T2">Bring-up</text:span> robot pc, in-cart camera bring-up <text:span text:style-name="T21">(OG reconfigure and test), pressure sensor bring-up</text:span></text:p>
            </text:list-item>
            <text:list-item>
              <text:p text:style-name="P18"><text:span text:style-name="T21">P</text:span>ick perception camera bring-up and bag detection test</text:p>
            </text:list-item>
            <text:list-item>
              <text:p text:style-name="P18"><text:span text:style-name="T21">A</text:span>ruco <text:span text:style-name="T21">installation,</text:span> wire routing for all 3 cameras, <text:span text:style-name="T21">scene </text:span>measur<text:span text:style-name="T21">ements</text:span></text:p>
            </text:list-item>
            <text:list-item>
              <text:p text:style-name="P19">Pick camera calibration</text:p>
            </text:list-item>
            <text:list-item>
              <text:p text:style-name="P19"><text:span text:style-name="T26">Pressure/range s</text:span>ensor bring-up</text:p>
            </text:list-item>
          </text:list>
        </text:list-item>
        <text:list-item>
          <text:p text:style-name="P8">27/10/2025 <text:span text:style-name="T8">– Shop</text:span> </text:p>
          <text:list>
            <text:list-item>
              <text:p text:style-name="P8">Develop, implement and test click2filter</text:p>
            </text:list-item>
            <text:list-item>
              <text:p text:style-name="P19">Bring-up of shop robot (<text:span text:style-name="T26">i</text:span>nstall <text:span text:style-name="T26">R</text:span>ealsense, pedestal on to the Invio, CAN communication, etc.)</text:p>
            </text:list-item>
          </text:list>
        </text:list-item>
        <text:list-item>
          <text:p text:style-name="P8">03/11/2025<text:span text:style-name="T8"> – Shop + Hamilton</text:span></text:p>
          <text:list>
            <text:list-item>
              <text:p text:style-name="P13"><text:span text:style-name="T8">Perception logging refactor</text:span></text:p>
            </text:list-item>
            <text:list-item>
              <text:p text:style-name="P13">Develop, implement and test click2pick</text:p>
            </text:list-item>
            <text:list-item>
              <text:p text:style-name="P13"><text:span text:style-name="T8">Refactor camera calibration, calibrate cameras, belt mask segmentation</text:span></text:p>
            </text:list-item>
          </text:list>
        </text:list-item>
        <text:list-item>
          <text:p text:style-name="P9"><text:soft-page-break/><text:span text:style-name="T22">10/11/2025 </text:span><text:span text:style-name="T11">– Hamilton</text:span></text:p>
          <text:list>
            <text:list-item>
              <text:p text:style-name="P13"><text:span text:style-name="T11">T</text:span><text:span text:style-name="T8">esting and prepping for the demo with ZIP</text:span></text:p>
            </text:list-item>
            <text:list-item>
              <text:p text:style-name="P13"><text:span text:style-name="T8">Assignment and taking on of role testing AND systems-level trouble shoot leader</text:span></text:p>
            </text:list-item>
            <text:list-item>
              <text:p text:style-name="P13">Facilitate changing motion paradigm<text:span text:style-name="T8"> (no longer travel through “home”) and work with Preet to implement this (building parts of the new motion scheme individually)</text:span></text:p>
            </text:list-item>
            <text:list-item>
              <text:p text:style-name="P14"><text:span text:style-name="T8">Lead organization and tracking of all Hamilton-based critical tasks</text:span></text:p>
            </text:list-item>
            <text:list-item>
              <text:p text:style-name="P14"><text:span text:style-name="T8">Improve </text:span><text:span text:style-name="T20">UR</text:span><text:span text:style-name="T8"> sim usability (auto-homing)</text:span></text:p>
            </text:list-item>
          </text:list>
        </text:list-item>
        <text:list-item>
          <text:p text:style-name="P13">17/11/2025<text:span text:style-name="T8"> – Hamilto</text:span><text:span text:style-name="T12">n</text:span></text:p>
          <text:list>
            <text:list-item>
              <text:p text:style-name="P15"><text:span text:style-name="T23">P</text:span>roposition for 2D <text:span text:style-name="T24">BEV</text:span> pick perception</text:p>
            </text:list-item>
            <text:list-item>
              <text:p text:style-name="P10"><text:span text:style-name="T13">ID Invio velocity error resulting in control node failure.</text:span></text:p>
            </text:list-item>
            <text:list-item>
              <text:p text:style-name="P10"><text:span text:style-name="T13">Work on placement pipeline, liaise Hamilton issues to Preet and work to solve all place motion issues/bugs. </text:span></text:p>
            </text:list-item>
            <text:list-item>
              <text:p text:style-name="P10"><text:span text:style-name="T13">Highlight need for MCAP changes (reduce “insider knowledge”)</text:span></text:p>
            </text:list-item>
            <text:list-item>
              <text:p text:style-name="P10"><text:span text:style-name="T13">Lead testing in an attempt to push Hamilton robot to a “tag-able” pipeline state from which we can consistently test from</text:span></text:p>
            </text:list-item>
            <text:list-item>
              <text:p text:style-name="P11"><text:span text:style-name="T13">Setup of birds-eye-view </text:span><text:span text:style-name="T15">camera</text:span><text:span text:style-name="T13"> and svo recording ability while on Thanksgiving break</text:span></text:p>
            </text:list-item>
          </text:list>
        </text:list-item>
      </text:list>
      <text:p text:style-name="P12"><text:span text:style-name="T13"/></text:p>
      <text:p text:style-name="P12"><text:span text:style-name="T14">F</text:span><text:span text:style-name="T13">uture </text:span><text:span text:style-name="T14">(</text:span><text:span text:style-name="T13">own</text:span><text:span text:style-name="T14">ership </text:span><text:span text:style-name="T19">and</text:span><text:span text:style-name="T13"> </text:span><text:span text:style-name="T14">r</text:span><text:span text:style-name="T13">ole develop</text:span><text:span text:style-name="T14">ment):</text:span></text:p>
      <text:list text:style-name="L4">
        <text:list-item>
          <text:p text:style-name="P21"><text:span text:style-name="T5">Testing:</text:span><text:span text:style-name="T20"> </text:span><text:span text:style-name="T16">Continue taking leadership on feature testing and systems-level problem solving</text:span></text:p>
        </text:list-item>
        <text:list-item>
          <text:p text:style-name="P22"><text:span text:style-name="T4">Control</text:span><text:span text:style-name="T17">: impedance controller - testing current implementation and taking lead on impedance controller refinement (moving this out of urscript)</text:span></text:p>
        </text:list-item>
        <text:list-item>
          <text:p text:style-name="P22"><text:span text:style-name="T5">Localization:</text:span><text:span text:style-name="T20"> </text:span><text:span text:style-name="T17">Non-aruco (e.g. lidar) localization: </text:span><text:span text:style-name="T20">Aruco viability for future deployments?</text:span></text:p>
        </text:list-item>
        <text:list-item>
          <text:p text:style-name="P22"><text:span text:style-name="T5">Perception:</text:span><text:span text:style-name="T20"> </text:span><text:span text:style-name="T17">In-cart </text:span><text:span text:style-name="T20">OG </text:span><text:span text:style-name="T18">and grasp perception </text:span><text:span text:style-name="T20">development</text:span><text:span text:style-name="T10"><text:line-break/></text:span></text:p>
        </text:list-item>
      </text:list>
      <text:list text:continue-list="list3586370714" text:style-name="L3">
        <text:list-header>
          <text:p text:style-name="P1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10:26:30.414730476</meta:creation-date>
    <dc:date>2025-12-02T09:44:51.959558440</dc:date>
    <meta:editing-duration>PT1H15M13S</meta:editing-duration>
    <meta:editing-cycles>11</meta:editing-cycles>
    <meta:generator>LibreOffice/24.2.7.2$Linux_X86_64 LibreOffice_project/420$Build-2</meta:generator>
    <meta:document-statistic meta:table-count="0" meta:image-count="0" meta:object-count="0" meta:page-count="2" meta:paragraph-count="52" meta:word-count="537" meta:character-count="3509" meta:non-whitespace-character-count="3054"/>
  </office:meta>
</office:document-meta>
</file>